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2 CHANNEL EFFECTS MIXER</text:span></text:p>
      <text:p text:style-name="Text_20_body">With features found on our high-end club products such as powerful creative effects and new unique ones such as USB recording, the DJM-350 is the perfect entry-level DJ mixer.</text:p>
      <text:p text:style-name="Standard"/>
      <text:p text:style-name="Standard"/>
      <text:p text:style-name="Standard"/>
      <text:p text:style-name="Text_20_body">Effects include Crush, Jet, Gate and a High/Low-pass filter. Intuitive controls allow you to alter sounds so you can add personal, original arrangements to your mixes.<text:line-break/><text:line-break/>The 3-band Isolator type EQ gives you channel-independent, broad-range control in HI, MID and LOW. This means you stay in charge of your sound for every channel.<text:line-break/><text:line-break/><text:span text:style-name="Strong_20_Emphasis">Record directly to USB</text:span><text:line-break/>Does your mix deserve to live on? With the USB port featured on the DJM-350, you can record directly to a USB storage device without having to use a computer or recording device. Music is stored as high quality WAV files and you can add track marks as you play directly on the mixer. When you're done, you can easily import and edit your mix in your computer afterwards.<text:line-break/><text:line-break/>Experience the high fidelity design of the DJM series. The analogue signal is converted to digital via the shortest of circuits, and all signal processing is performed by a high-performance DSP that minimises noise. This gives you clear and clean sound.<text:line-break/><text:line-break/><text:span text:style-name="Strong_20_Emphasis">Other features include:</text:span></text:p>
      <text:list xml:id="list9017855922435655621" text:style-name="L1">
        <text:list-item>
          <text:p text:style-name="P3">Connection for portable audio players </text:p>
        </text:list-item>
        <text:list-item>
          <text:p text:style-name="P3">Peak level meters per channel </text:p>
        </text:list-item>
        <text:list-item>
          <text:p text:style-name="P1">Crossfader Curve Adjustment </text:p>
        </text:list-item>
      </text:list>
      <text:p text:style-name="Text_20_body">Discover the CDJ-350 Player - the perfect partner for your DJM-350.</text:p>
      <text:p text:style-name="Text_20_body"><text:span text:style-name="Strong_20_Emphasis">Killer features:</text:span></text:p>
      <text:list xml:id="list1121677424879863713" text:style-name="L2">
        <text:list-item>
          <text:p text:style-name="P4">48 kHz / 24-bit Digital Signal Processor </text:p>
        </text:list-item>
        <text:list-item>
          <text:p text:style-name="P4">Built-In USB Wav Recorder With Track Marks </text:p>
        </text:list-item>
        <text:list-item>
          <text:p text:style-name="P4">Gate, Crush, Filter &amp; Jet FX </text:p>
        </text:list-item>
        <text:list-item>
          <text:p text:style-name="P4">Mic/Aux Input With 2-Band EQ </text:p>
        </text:list-item>
        <text:list-item>
          <text:p text:style-name="P4">Crossfader Curve Adjustment </text:p>
        </text:list-item>
        <text:list-item>
          <text:p text:style-name="P4">Crossfader Start </text:p>
        </text:list-item>
        <text:list-item>
          <text:p text:style-name="P2">3-Band Isolator Channel EQ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meta:editing-duration>
    <meta:editing-cycles>3</meta:editing-cycles>
    <meta:generator>OpenOffice/4.1.1$Win32 OpenOffice.org_project/411m6$Build-9775</meta:generator>
    <dc:date>2018-02-11T13:07:14.93</dc:date>
    <meta:document-statistic meta:table-count="0" meta:image-count="0" meta:object-count="0" meta:page-count="1" meta:paragraph-count="15" meta:word-count="273" meta:character-count="1606"/>
    <dc:creator>Marti </dc:creator>
    <meta:user-defined meta:name="Info 1"/>
    <meta:user-defined meta:name="Info 2"/>
    <meta:user-defined meta:name="Info 3"/>
    <meta:user-defined meta:name="Info 4"/>
  </office:meta>
</office:document-meta>
</file>